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none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10" style:family="paragraph">
      <style:paragraph-properties fo:margin-left="0.318cm" fo:margin-right="0cm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6pt" fo:text-shadow="1pt 1pt" style:font-size-asian="26pt" style:font-size-complex="26pt"/>
    </style:style>
    <style:style style:name="T6" style:family="text">
      <style:text-properties fo:color="#ffffff" style:font-name="Segoe UI2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647</text:span></text:p>
            <text:p text:style-name="P1"><text:span text:style-name="T2">“</text:span><text:span text:style-name="T2">Lord Jesus Christ, the Church's Hea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1. </text:span><text:span text:style-name="T4">Lord Jesus Christ, the Church’s head,</text:span><text:span text:style-name="T4"><text:line-break/></text:span><text:span text:style-name="T4">You are her one foundation;</text:span><text:span text:style-name="T4"><text:line-break/></text:span><text:span text:style-name="T4">In You she trusts, before You bows,</text:span><text:span text:style-name="T4"><text:line-break/></text:span><text:span text:style-name="T4">And waits for Your salv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6.263cm" svg:x="1.501cm" svg:y="0.508cm">
          <draw:text-box>
            <text:p text:style-name="P4"><text:span text:style-name="T4">And waits for Your salvation.</text:span></text:p>
            <text:p text:style-name="P4"><text:span text:style-name="T4">Built on this rock secure, </text:span><text:span text:style-name="T4"><text:line-break/></text:span><text:span text:style-name="T4"> <text:s text:c="3"/>Your Church shall endur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4.892cm" svg:height="5.842cm" svg:x="1.501cm" svg:y="0.504cm">
          <draw:text-box>
            <text:p text:style-name="P6"><text:span text:style-name="T4">Though all the world decay</text:span><text:span text:style-name="T4"><text:line-break/></text:span><text:span text:style-name="T4">And all things pass away.</text:span><text:span text:style-name="T4"><text:line-break/></text:span><text:span text:style-name="T4">O hear, O hear us, Jesu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draw:frame draw:style-name="gr4" draw:text-style-name="P7" draw:layer="layout" svg:width="24.892cm" svg:height="6.263cm" svg:x="1.524cm" svg:y="0.508cm">
          <draw:text-box>
            <text:p text:style-name="P6"><text:span text:style-name="T3">2. </text:span><text:span text:style-name="T4">O Lord, let this Your little flock,</text:span><text:span text:style-name="T4"><text:line-break/></text:span><text:span text:style-name="T4">Your name alone confessing,</text:span><text:span text:style-name="T4"><text:line-break/></text:span><text:span text:style-name="T4">Continue in Your loving car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7" draw:layer="layout" svg:width="24.892cm" svg:height="6.263cm" svg:x="1.524cm" svg:y="0.595cm">
          <draw:text-box>
            <text:p text:style-name="P6"><text:span text:style-name="T4">True unity possessing.</text:span></text:p>
            <text:p text:style-name="P6"><text:span text:style-name="T4">Your sacraments, O Lord,</text:span></text:p>
            <text:p text:style-name="P6"><text:span text:style-name="T4">And Your saving W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7" draw:layer="layout" svg:width="24.892cm" svg:height="5.842cm" svg:x="1.548cm" svg:y="0.508cm">
          <draw:text-box>
            <text:p text:style-name="P6"><text:span text:style-name="T4">To us, Lord, pure retain.</text:span><text:span text:style-name="T4"><text:line-break/></text:span><text:span text:style-name="T4">Grant that they may remain</text:span><text:span text:style-name="T4"><text:line-break/></text:span><text:span text:style-name="T4">Our only strength and comfo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>
        <draw:frame draw:style-name="gr4" draw:text-style-name="P9" draw:layer="layout" svg:width="24.892cm" svg:height="6.263cm" svg:x="1.524cm" svg:y="0.595cm">
          <draw:text-box>
            <text:p text:style-name="P8"><text:span text:style-name="T3">3. </text:span><text:span text:style-name="T4">Help us to serve You evermore</text:span><text:span text:style-name="T4"><text:line-break/></text:span><text:span text:style-name="T4">With hearts both pure and lowly;</text:span><text:span text:style-name="T4"><text:line-break/></text:span><text:span text:style-name="T4">And may Your Word, that light divin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9" draw:layer="layout" svg:width="24.892cm" svg:height="6.263cm" svg:x="1.524cm" svg:y="0.508cm">
          <draw:text-box>
            <text:p text:style-name="P8"><text:span text:style-name="T4">Shine on in splendor holy</text:span></text:p>
            <text:p text:style-name="P8"><text:span text:style-name="T4">That we repentance show,</text:span><text:span text:style-name="T4"><text:line-break/></text:span><text:span text:style-name="T4">In faith ever grow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" draw:text-style-name="P7" draw:layer="layout" svg:width="24.892cm" svg:height="5.655cm" svg:x="1.524cm" svg:y="0.508cm">
          <draw:text-box>
            <text:p text:style-name="P6"><text:span text:style-name="T4">The pow’r of sin destroy</text:span><text:span text:style-name="T4"><text:line-break/></text:span><text:span text:style-name="T4">And evils that annoy.</text:span><text:span text:style-name="T4"><text:line-break/></text:span><text:span text:style-name="T4">O make us faithful Christia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>
        <draw:frame draw:style-name="gr4" draw:text-style-name="P7" draw:layer="layout" svg:width="24.892cm" svg:height="6.263cm" svg:x="1.524cm" svg:y="0.508cm">
          <draw:text-box>
            <text:p text:style-name="P6"><text:span text:style-name="T3">4. </text:span><text:span text:style-name="T4">And for Your Gospel let us dare</text:span><text:span text:style-name="T4"><text:line-break/></text:span><text:span text:style-name="T4">To sacrifice all treasure;</text:span><text:span text:style-name="T4"><text:line-break/></text:span><text:span text:style-name="T4">Teach us to bear Your blessèd cro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24.892cm" svg:height="6.263cm" svg:x="1.524cm" svg:y="0.508cm">
          <draw:text-box>
            <text:p text:style-name="P6"><text:span text:style-name="T4">To find in You all pleasure.</text:span></text:p>
            <text:p text:style-name="P6"><text:span text:style-name="T4">O grant us steadfastness </text:span><text:span text:style-name="T4"><text:line-break/></text:span><text:span text:style-name="T4">In joy and distr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" draw:text-style-name="P11" draw:layer="layout" svg:width="24.892cm" svg:height="13.205cm" svg:x="1.454cm" svg:y="0.555cm">
          <draw:text-box>
            <text:p text:style-name="P4"><text:span text:style-name="T4">Lest we, Lord, You forsake.</text:span><text:span text:style-name="T4"><text:line-break/></text:span><text:span text:style-name="T4">Let us by grace partake</text:span><text:span text:style-name="T4"><text:line-break/></text:span><text:span text:style-name="T4">Of endless joy and gladness.</text:span></text:p>
            <text:p text:style-name="P10"><text:span text:style-name="T5"><text:line-break/></text:span><text:span text:style-name="T5"/></text:p>
            <text:p text:style-name="P10"><text:span text:style-name="T6"/></text:p>
            <text:p text:style-name="P10"><text:span text:style-name="T7">© 1941 Concordia Publishing House.</text:span></text:p>
            <text:p text:style-name="P10"><text:span text:style-name="T7">Used by permission: LSB Hymn License</text:span></text:p>
            <text:p text:style-name="P10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2:13:30.008000000</meta:creation-date>
    <dc:date>2019-04-27T11:59:04.859000000</dc:date>
    <meta:editing-duration>PT16M46S</meta:editing-duration>
    <meta:editing-cycles>8</meta:editing-cycles>
    <meta:generator>LibreOffice/6.1.5.2$Windows_X86_64 LibreOffice_project/90f8dcf33c87b3705e78202e3df5142b201bd805</meta:generator>
    <meta:document-statistic meta:object-count="60"/>
  </office:meta>
</office:document-meta>
</file>